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691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3.392cm"/>
    </style:style>
    <style:style style:name="Table1.C" style:family="table-column">
      <style:table-column-properties style:column-width="3.607cm"/>
    </style:style>
    <style:style style:name="Table1.D" style:family="table-column">
      <style:table-column-properties style:column-width="2.094cm"/>
    </style:style>
    <style:style style:name="Table1.E" style:family="table-column">
      <style:table-column-properties style:column-width="2.789cm"/>
    </style:style>
    <style:style style:name="Table1.F" style:family="table-column">
      <style:table-column-properties style:column-width="2.503cm"/>
    </style:style>
    <style:style style:name="Table1.G" style:family="table-column">
      <style:table-column-properties style:column-width="8.39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53da44" officeooo:paragraph-rsid="0053da44"/>
    </style:style>
    <style:style style:name="P2" style:family="paragraph" style:parent-style-name="Standard">
      <style:text-properties officeooo:rsid="00153da1" officeooo:paragraph-rsid="0053da44"/>
    </style:style>
    <style:style style:name="P3" style:family="paragraph" style:parent-style-name="Standard">
      <style:text-properties officeooo:rsid="005c0fc2" officeooo:paragraph-rsid="005c0fc2"/>
    </style:style>
    <style:style style:name="P4" style:family="paragraph" style:parent-style-name="Standard">
      <style:text-properties fo:font-size="20pt" fo:font-weight="bold" officeooo:rsid="002efdee" officeooo:paragraph-rsid="00634d6b" style:font-size-asian="20pt" style:font-weight-asian="bold" style:font-size-complex="20pt" style:font-weight-complex="bold"/>
    </style:style>
    <style:style style:name="P5" style:family="paragraph" style:parent-style-name="Standard">
      <style:text-properties officeooo:paragraph-rsid="00634d6b"/>
    </style:style>
    <style:style style:name="P6" style:family="paragraph" style:parent-style-name="Standard">
      <style:text-properties fo:font-weight="bold" officeooo:rsid="0059e736" officeooo:paragraph-rsid="0059e736" style:font-weight-asian="bold" style:font-weight-complex="bold"/>
    </style:style>
    <style:style style:name="P7" style:family="paragraph" style:parent-style-name="Standard">
      <style:paragraph-properties fo:break-before="page"/>
      <style:text-properties officeooo:rsid="0059e736" officeooo:paragraph-rsid="0059e736"/>
    </style:style>
    <style:style style:name="P8" style:family="paragraph" style:parent-style-name="Table_20_Contents">
      <style:text-properties style:font-name="Arial" fo:font-size="12pt" fo:font-weight="bold" officeooo:rsid="00153da1" officeooo:paragraph-rsid="00153da1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2pt" fo:font-weight="bold" officeooo:rsid="00153da1" officeooo:paragraph-rsid="00153da1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2pt" fo:font-weight="bold" officeooo:rsid="002efdee" officeooo:paragraph-rsid="002efdee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2pt" fo:font-weight="bold" officeooo:rsid="004f5dfd" officeooo:paragraph-rsid="004f5df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2pt" fo:font-weight="bold" officeooo:rsid="0051be71" officeooo:paragraph-rsid="0051be71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2pt" fo:font-weight="bold" officeooo:rsid="0027f834" officeooo:paragraph-rsid="0027f834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font-weight="bold" officeooo:rsid="0027f834" officeooo:paragraph-rsid="0027f834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font-weight="bold" officeooo:rsid="0036166d" officeooo:paragraph-rsid="0051be71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bold" officeooo:rsid="0020db89" officeooo:paragraph-rsid="0051be71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font-weight="bold" officeooo:rsid="004f5dfd" officeooo:paragraph-rsid="004f5df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font-weight="bold" officeooo:rsid="001ff390" officeooo:paragraph-rsid="001ff390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Arial" fo:font-size="10pt" fo:font-weight="bold" officeooo:rsid="00153da1" officeooo:paragraph-rsid="00153da1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Arial" fo:font-size="10pt" officeooo:rsid="00153da1" officeooo:paragraph-rsid="00153da1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officeooo:rsid="00153da1" officeooo:paragraph-rsid="00153da1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officeooo:rsid="00153da1" officeooo:paragraph-rsid="007c14f7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style:font-name="Arial" fo:font-size="10pt" officeooo:rsid="00153da1" officeooo:paragraph-rsid="00153da1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officeooo:rsid="00252847" officeooo:paragraph-rsid="00252847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officeooo:rsid="0020bab9" officeooo:paragraph-rsid="0020bab9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officeooo:rsid="0020bab9" officeooo:paragraph-rsid="00187ebd" style:font-size-asian="10pt" style:font-size-complex="10pt"/>
    </style:style>
    <style:style style:name="P27" style:family="paragraph" style:parent-style-name="Table_20_Contents">
      <style:text-properties style:font-name="Arial" fo:font-size="10pt" officeooo:rsid="001ff390" officeooo:paragraph-rsid="001ff390" style:font-size-asian="10pt" style:font-size-complex="10pt"/>
    </style:style>
    <style:style style:name="P28" style:family="paragraph" style:parent-style-name="Table_20_Contents">
      <style:text-properties style:font-name="Arial" fo:font-size="10pt" officeooo:rsid="001839dd" officeooo:paragraph-rsid="001839dd" style:font-size-asian="10pt" style:font-size-complex="10pt"/>
    </style:style>
    <style:style style:name="P29" style:family="paragraph" style:parent-style-name="Table_20_Contents">
      <style:paragraph-properties fo:text-align="justify" style:justify-single-word="false"/>
      <style:text-properties style:font-name="Arial" fo:font-size="10pt" officeooo:rsid="001839dd" officeooo:paragraph-rsid="001839dd" style:font-size-asian="10pt" style:font-size-complex="10pt"/>
    </style:style>
    <style:style style:name="P30" style:family="paragraph" style:parent-style-name="Table_20_Contents">
      <style:text-properties style:font-name="Arial" fo:font-size="10pt" officeooo:rsid="001839dd" officeooo:paragraph-rsid="007ea7c9" style:font-size-asian="10pt" style:font-size-complex="10pt"/>
    </style:style>
    <style:style style:name="P31" style:family="paragraph" style:parent-style-name="Table_20_Contents">
      <style:text-properties style:font-name="Arial" fo:font-size="10pt" officeooo:rsid="00187ebd" officeooo:paragraph-rsid="00187ebd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officeooo:rsid="00187ebd" officeooo:paragraph-rsid="00187ebd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officeooo:rsid="00187ebd" officeooo:paragraph-rsid="007c14f7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style:font-name="Arial" fo:font-size="10pt" officeooo:rsid="00187ebd" officeooo:paragraph-rsid="00187ebd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officeooo:rsid="002d4201" officeooo:paragraph-rsid="002d4201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officeooo:rsid="002d4201" officeooo:paragraph-rsid="007c14f7" style:font-size-asian="10pt" style:font-size-complex="10pt"/>
    </style:style>
    <style:style style:name="P37" style:family="paragraph" style:parent-style-name="Table_20_Contents">
      <style:text-properties style:font-name="Arial" fo:font-size="10pt" officeooo:rsid="002d4201" officeooo:paragraph-rsid="002d4201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officeooo:rsid="00375c42" officeooo:paragraph-rsid="00375c42" style:font-size-asian="10pt" style:font-size-complex="10pt"/>
    </style:style>
    <style:style style:name="P39" style:family="paragraph" style:parent-style-name="Table_20_Contents">
      <style:paragraph-properties fo:text-align="justify" style:justify-single-word="false"/>
      <style:text-properties style:font-name="Arial" fo:font-size="10pt" officeooo:rsid="004d5fed" officeooo:paragraph-rsid="004d5fed" style:font-size-asian="10pt" style:font-size-complex="10pt"/>
    </style:style>
    <style:style style:name="P40" style:family="paragraph" style:parent-style-name="Table_20_Contents">
      <style:text-properties style:font-name="Arial" fo:font-size="10pt" officeooo:rsid="002a49ef" officeooo:paragraph-rsid="002a49ef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officeooo:rsid="002a49ef" officeooo:paragraph-rsid="002a49ef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officeooo:rsid="002a49ef" officeooo:paragraph-rsid="007c14f7" style:font-size-asian="10pt" style:font-size-complex="10pt"/>
    </style:style>
    <style:style style:name="P43" style:family="paragraph" style:parent-style-name="Table_20_Contents">
      <style:paragraph-properties fo:text-align="justify" style:justify-single-word="false"/>
      <style:text-properties style:font-name="Arial" fo:font-size="10pt" officeooo:rsid="002a49ef" officeooo:paragraph-rsid="002a49ef" style:font-size-asian="10pt" style:font-size-complex="10pt"/>
    </style:style>
    <style:style style:name="P44" style:family="paragraph" style:parent-style-name="Table_20_Contents">
      <style:paragraph-properties fo:text-align="justify" style:justify-single-word="false"/>
      <style:text-properties style:font-name="Arial" fo:font-size="10pt" officeooo:rsid="00217c96" officeooo:paragraph-rsid="00217c96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officeooo:rsid="007334f2" officeooo:paragraph-rsid="007334f2" style:font-size-asian="10pt" style:font-size-complex="10pt"/>
    </style:style>
    <style:style style:name="P46" style:family="paragraph" style:parent-style-name="Table_20_Contents">
      <style:text-properties style:font-name="Arial" fo:font-size="10pt" officeooo:rsid="007e4f66" officeooo:paragraph-rsid="00153da1" style:font-size-asian="10pt" style:font-size-complex="10pt"/>
    </style:style>
    <style:style style:name="P47" style:family="paragraph" style:parent-style-name="Table_20_Contents">
      <style:text-properties style:font-name="Arial" fo:font-size="10pt" officeooo:rsid="007e4f66" officeooo:paragraph-rsid="007ea7c9" style:font-size-asian="10pt" style:font-size-complex="10pt"/>
    </style:style>
    <style:style style:name="P48" style:family="paragraph">
      <loext:graphic-properties draw:fill="none" draw:fill-color="#ffffff"/>
      <style:text-properties fo:font-size="12pt"/>
    </style:style>
    <style:style style:name="T1" style:family="text">
      <style:text-properties officeooo:rsid="001839dd"/>
    </style:style>
    <style:style style:name="T2" style:family="text">
      <style:text-properties officeooo:rsid="0020bab9"/>
    </style:style>
    <style:style style:name="T3" style:family="text">
      <style:text-properties officeooo:rsid="0026f5c1"/>
    </style:style>
    <style:style style:name="T4" style:family="text">
      <style:text-properties officeooo:rsid="002d4201"/>
    </style:style>
    <style:style style:name="T5" style:family="text">
      <style:text-properties officeooo:rsid="00301a08"/>
    </style:style>
    <style:style style:name="T6" style:family="text">
      <style:text-properties officeooo:rsid="0036166d"/>
    </style:style>
    <style:style style:name="T7" style:family="text">
      <style:text-properties officeooo:rsid="00375c42"/>
    </style:style>
    <style:style style:name="T8" style:family="text">
      <style:text-properties officeooo:rsid="00425977"/>
    </style:style>
    <style:style style:name="T9" style:family="text">
      <style:text-properties officeooo:rsid="0043a45e"/>
    </style:style>
    <style:style style:name="T10" style:family="text">
      <style:text-properties officeooo:rsid="004b6366"/>
    </style:style>
    <style:style style:name="T11" style:family="text">
      <style:text-properties officeooo:rsid="004f5dfd"/>
    </style:style>
    <style:style style:name="T12" style:family="text">
      <style:text-properties officeooo:rsid="0051f6eb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5a2812" style:font-weight-asian="bold" style:font-weight-complex="bold"/>
    </style:style>
    <style:style style:name="T15" style:family="text">
      <style:text-properties fo:font-weight="bold" officeooo:rsid="0064daa0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5ffc7c" style:font-weight-asian="normal" style:font-weight-complex="normal"/>
    </style:style>
    <style:style style:name="T18" style:family="text">
      <style:text-properties fo:font-weight="normal" officeooo:rsid="003f859e" style:font-weight-asian="normal" style:font-weight-complex="normal"/>
    </style:style>
    <style:style style:name="T19" style:family="text">
      <style:text-properties fo:font-weight="normal" officeooo:rsid="00634d6b" style:font-weight-asian="normal" style:font-weight-complex="normal"/>
    </style:style>
    <style:style style:name="T20" style:family="text">
      <style:text-properties fo:font-weight="normal" officeooo:rsid="007c14f7" style:font-weight-asian="normal" style:font-weight-complex="normal"/>
    </style:style>
    <style:style style:name="T21" style:family="text">
      <style:text-properties fo:font-weight="normal" officeooo:rsid="007e4f66" style:font-weight-asian="normal" style:font-weight-complex="normal"/>
    </style:style>
    <style:style style:name="T22" style:family="text">
      <style:text-properties fo:font-weight="normal" officeooo:rsid="0082ff51" style:font-weight-asian="normal" style:font-weight-complex="normal"/>
    </style:style>
    <style:style style:name="T23" style:family="text">
      <style:text-properties style:text-underline-style="none" officeooo:rsid="004f71d7"/>
    </style:style>
    <style:style style:name="T24" style:family="text">
      <style:text-properties style:text-underline-style="none" officeooo:rsid="00851ec3"/>
    </style:style>
    <style:style style:name="T25" style:family="text">
      <style:text-properties style:text-underline-style="none" officeooo:rsid="008787b6"/>
    </style:style>
    <style:style style:name="T26" style:family="text">
      <style:text-properties officeooo:rsid="00683077"/>
    </style:style>
    <style:style style:name="T27" style:family="text">
      <style:text-properties officeooo:rsid="0069a0d5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7334f2"/>
    </style:style>
    <style:style style:name="T30" style:family="text">
      <style:text-properties officeooo:rsid="0075b76e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75f574" style:font-style-asian="normal" style:font-style-complex="normal"/>
    </style:style>
    <style:style style:name="T33" style:family="text">
      <style:text-properties officeooo:rsid="007b1f76"/>
    </style:style>
    <style:style style:name="T34" style:family="text">
      <style:text-properties officeooo:rsid="007c14f7"/>
    </style:style>
    <style:style style:name="T35" style:family="text">
      <style:text-properties officeooo:rsid="007e4f66"/>
    </style:style>
    <style:style style:name="T36" style:family="text">
      <style:text-properties fo:font-size="12pt"/>
    </style:style>
    <style:style style:name="gr1" style:family="graphic">
      <style:graphic-properties draw:stroke="solid" svg:stroke-color="#000000" draw:fill="none" draw:fill-color="#ffffff" fo:min-height="12.3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3">CPU TOLEDO v </text:span><text:span text:style-name="T25">1</text:span><text:span text:style-name="T23">.0: </text:span><text:span text:style-name="T16">TABELA DE </text:span><text:span text:style-name="T18">PROGRAMAÇÃO CONTENDO </text:span><text:span text:style-name="T16">COMANDOS E INSTRUÇÕES </text:span><text:span text:style-name="T19">PARA EXECUTAR PROGRAMA EM MÉDIO E BAIXO NÍVEL.</text:span></text:p>
      <text:p text:style-name="Standard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rows-spanned="2" office:value-type="string">
            <text:p text:style-name="P9"/>
            <text:p text:style-name="P9">MNEMÔNICO</text:p>
            <text:p text:style-name="P10">(<text:span text:style-name="T5">comando</text:span>)</text:p>
          </table:table-cell>
          <table:table-cell table:style-name="Table1.A1" table:number-columns-spanned="2" office:value-type="string">
            <text:p text:style-name="P11">INSTRUÇÃO</text:p>
            <text:p text:style-name="P12">(OPCODE + ENDEREÇO)</text:p>
          </table:table-cell>
          <table:covered-table-cell/>
          <table:table-cell table:style-name="Table1.D1" table:number-columns-spanned="3" office:value-type="string">
            <text:p text:style-name="P13">SIGNIFICADO</text:p>
          </table:table-cell>
          <table:covered-table-cell/>
          <table:covered-table-cell/>
          <table:table-cell table:style-name="Table1.G2" table:number-rows-spanned="2" office:value-type="string">
            <text:p text:style-name="P8"/>
            <text:p text:style-name="P13">AÇÃO <text:span text:style-name="T11">A SER EXECUTADA</text:span></text:p>
          </table:table-cell>
        </table:table-row>
        <table:table-row>
          <table:covered-table-cell/>
          <table:table-cell table:style-name="Table1.B2" office:value-type="string">
            <text:p text:style-name="P14"><text:span text:style-name="T6">VALOR </text:span>BINÁRIO</text:p>
          </table:table-cell>
          <table:table-cell table:style-name="Table1.C8" office:value-type="string">
            <text:p text:style-name="P15">VALOR</text:p>
            <text:p text:style-name="P16"><text:span text:style-name="T6"><text:s/>EM </text:span>HEXA<text:span text:style-name="T11">DECIMAL</text:span></text:p>
          </table:table-cell>
          <table:table-cell table:style-name="Table1.B2" office:value-type="string">
            <text:p text:style-name="P17">OPCODE</text:p>
          </table:table-cell>
          <table:table-cell table:style-name="Table1.B2" office:value-type="string">
            <text:p text:style-name="P18">OPERAÇÃO</text:p>
          </table:table-cell>
          <table:table-cell table:style-name="Table1.B2" office:value-type="string">
            <text:p text:style-name="P19">ENDEREÇO <text:span text:style-name="T12">NA MEMÓRIA</text:span></text:p>
          </table:table-cell>
          <table:covered-table-cell/>
        </table:table-row>
        <table:table-row>
          <table:table-cell table:style-name="Table1.A8" office:value-type="string">
            <text:p text:style-name="P20">LOAD X</text:p>
          </table:table-cell>
          <table:table-cell table:style-name="Table1.B8" office:value-type="string">
            <text:p text:style-name="P21"><text:span text:style-name="T2">0</text:span>00<text:span text:style-name="T2">1</text:span> 1010</text:p>
          </table:table-cell>
          <table:table-cell table:style-name="Table1.C8" office:value-type="string">
            <text:p text:style-name="P24">1<text:span text:style-name="T34">A</text:span></text:p>
            <text:p text:style-name="P24"/>
          </table:table-cell>
          <table:table-cell table:style-name="Table1.D8" office:value-type="string">
            <text:p text:style-name="P25">0001</text:p>
            <text:p text:style-name="P25"/>
          </table:table-cell>
          <table:table-cell table:style-name="Table1.E8" office:value-type="string">
            <text:p text:style-name="P27">LEITURA</text:p>
          </table:table-cell>
          <table:table-cell table:style-name="Table1.F8" office:value-type="string">
            <text:p text:style-name="P46">0Ah ou 10d</text:p>
            <text:p text:style-name="P20"/>
          </table:table-cell>
          <table:table-cell table:style-name="Table1.G8" office:value-type="string">
            <text:p text:style-name="P23">CARREGA O VALOR QUE ESTÁ NO ENDEREÇO <text:s/><text:span text:style-name="T9">(REPRESENTADO PELA VARIÁVEL X)</text:span> <text:span text:style-name="T1">DA MEMÓRIA RAM PARA </text:span>O ACUMULADOR.</text:p>
          </table:table-cell>
        </table:table-row>
        <table:table-row>
          <table:table-cell table:style-name="Table1.A8" office:value-type="string">
            <text:p text:style-name="P20">ADD <text:span text:style-name="T1">Y</text:span></text:p>
            <text:p text:style-name="P20"/>
            <text:p text:style-name="P20"/>
            <text:p text:style-name="P20"/>
            <text:p text:style-name="P20"/>
          </table:table-cell>
          <table:table-cell table:style-name="Table1.B8" office:value-type="string">
            <text:p text:style-name="P22"><text:span text:style-name="T2">0</text:span>0<text:span text:style-name="T2">10 1011</text:span></text:p>
          </table:table-cell>
          <table:table-cell table:style-name="Table1.C8" office:value-type="string">
            <text:p text:style-name="P24">2<text:span text:style-name="T34">B</text:span></text:p>
          </table:table-cell>
          <table:table-cell table:style-name="Table1.D8" office:value-type="string">
            <text:p text:style-name="P21"><text:span text:style-name="T2">0</text:span>0<text:span text:style-name="T2">10</text:span></text:p>
          </table:table-cell>
          <table:table-cell table:style-name="Table1.E8" office:value-type="string">
            <text:p text:style-name="P27">SOMA</text:p>
          </table:table-cell>
          <table:table-cell table:style-name="Table1.F8" office:value-type="string">
            <text:p text:style-name="P28"><text:span text:style-name="T35">0Bh</text:span> <text:span text:style-name="T35">ou 11d</text:span></text:p>
          </table:table-cell>
          <table:table-cell table:style-name="Table1.G8" office:value-type="string">
            <text:p text:style-name="P29">SOMA O VALOR DO ACUMULADOR COM O <text:span text:style-name="T4">VALOR DA VARIÁVEL Y </text:span>QUE <text:span text:style-name="T4">ESTÁ NO</text:span> ENDEREÇO DA MEMÓRIA <text:span text:style-name="T4">RAM E ATUALIZA O VALOR DO ACUMULADOR COM O RESULTADO DA SOMA.</text:span></text:p>
          </table:table-cell>
        </table:table-row>
        <table:table-row>
          <table:table-cell table:style-name="Table1.A8" office:value-type="string">
            <text:p text:style-name="P31">STORE Z</text:p>
          </table:table-cell>
          <table:table-cell table:style-name="Table1.B8" office:value-type="string">
            <text:p text:style-name="P36">0011 <text:span text:style-name="T34">1100</text:span></text:p>
            <text:p text:style-name="P32"/>
          </table:table-cell>
          <table:table-cell table:style-name="Table1.C8" office:value-type="string">
            <text:p text:style-name="P38">3<text:span text:style-name="T34">C</text:span></text:p>
          </table:table-cell>
          <table:table-cell table:style-name="Table1.D8" office:value-type="string">
            <text:p text:style-name="P26">0<text:span text:style-name="T7">011</text:span></text:p>
          </table:table-cell>
          <table:table-cell table:style-name="Table1.E8" office:value-type="string">
            <text:p text:style-name="P27">ESCRITA</text:p>
          </table:table-cell>
          <table:table-cell table:style-name="Table1.F8" office:value-type="string">
            <text:p text:style-name="P31"><text:span text:style-name="T35">0Ch</text:span> <text:span text:style-name="T3">12d</text:span></text:p>
          </table:table-cell>
          <table:table-cell table:style-name="Table1.G8" office:value-type="string">
            <text:p text:style-name="P34"><text:span text:style-name="T8">COPIA</text:span> O VALOR DA SOMA QUE ESTÁ NO ACUMULADOR E ARMAZENA NO ENDEREÇO <text:s/>DA MEMÓRIA <text:span text:style-name="T4">RAM.</text:span></text:p>
          </table:table-cell>
        </table:table-row>
        <table:table-row>
          <table:table-cell table:style-name="Table1.A8" office:value-type="string">
            <text:p text:style-name="P20">LOAD X</text:p>
          </table:table-cell>
          <table:table-cell table:style-name="Table1.B8" office:value-type="string">
            <text:p text:style-name="P22"><text:span text:style-name="T2">0</text:span>00<text:span text:style-name="T2">1</text:span> 1010</text:p>
          </table:table-cell>
          <table:table-cell table:style-name="Table1.C8" office:value-type="string">
            <text:p text:style-name="P24">1<text:span text:style-name="T34">A</text:span></text:p>
            <text:p text:style-name="P24"/>
          </table:table-cell>
          <table:table-cell table:style-name="Table1.D8" office:value-type="string">
            <text:p text:style-name="P25">0001</text:p>
            <text:p text:style-name="P25"/>
          </table:table-cell>
          <table:table-cell table:style-name="Table1.E8" office:value-type="string">
            <text:p text:style-name="P27">LEITURA</text:p>
          </table:table-cell>
          <table:table-cell table:style-name="Table1.F8" office:value-type="string">
            <text:p text:style-name="P47">0Ah ou 10d</text:p>
            <text:p text:style-name="P20"/>
          </table:table-cell>
          <table:table-cell table:style-name="Table1.G8" office:value-type="string">
            <text:p text:style-name="P23">CARREGA O VALOR QUE ESTÁ NO ENDEREÇO <text:s/><text:span text:style-name="T9">(REPRESENTADO PELA VARIÁVEL X)</text:span> <text:span text:style-name="T1">DA MEMÓRIA RAM PARA </text:span>O ACUMULADOR.</text:p>
          </table:table-cell>
        </table:table-row>
        <table:table-row>
          <table:table-cell table:style-name="Table1.A8" office:value-type="string">
            <text:p text:style-name="P37">COMP Y</text:p>
          </table:table-cell>
          <table:table-cell table:style-name="Table1.B8" office:value-type="string">
            <text:p text:style-name="P33"><text:span text:style-name="T2">0100</text:span> 1<text:span text:style-name="T10">011</text:span></text:p>
          </table:table-cell>
          <table:table-cell table:style-name="Table1.C8" office:value-type="string">
            <text:p text:style-name="P38">4<text:span text:style-name="T34">B</text:span></text:p>
          </table:table-cell>
          <table:table-cell table:style-name="Table1.D8" office:value-type="string">
            <text:p text:style-name="P35">0<text:span text:style-name="T7">100</text:span></text:p>
          </table:table-cell>
          <table:table-cell table:style-name="Table1.E8" office:value-type="string">
            <text:p text:style-name="P37">COMPARAÇÃO</text:p>
          </table:table-cell>
          <table:table-cell table:style-name="Table1.F8" office:value-type="string">
            <text:p text:style-name="P30"><text:span text:style-name="T35">0Bh</text:span> <text:span text:style-name="T35">ou 11d</text:span></text:p>
          </table:table-cell>
          <table:table-cell table:style-name="Table1.G8" office:value-type="string">
            <text:p text:style-name="P39">CARREGA O VALOR QUE ESTÁ NO ENDEREÇO <text:s/>(REPRESENTADO PELA VARIÁVEL Y) PARA O REGISTRADOR DA ULA E COMPARA COM O VALOR DO ACUMULADOR.</text:p>
          </table:table-cell>
        </table:table-row>
        <table:table-row>
          <table:table-cell table:style-name="Table1.A8" office:value-type="string">
            <text:p text:style-name="P40">NOP</text:p>
          </table:table-cell>
          <table:table-cell table:style-name="Table1.B8" office:value-type="string">
            <text:p text:style-name="P42"><text:span text:style-name="T29">1111</text:span> 0000</text:p>
          </table:table-cell>
          <table:table-cell table:style-name="Table1.C8" office:value-type="string">
            <text:p text:style-name="P41"><text:span text:style-name="T30">F</text:span>0</text:p>
          </table:table-cell>
          <table:table-cell table:style-name="Table1.D8" office:value-type="string">
            <text:p text:style-name="P45">1111</text:p>
          </table:table-cell>
          <table:table-cell table:style-name="Table1.E8" office:value-type="string">
            <text:p text:style-name="P40">SEM OPERAÇÃO</text:p>
          </table:table-cell>
          <table:table-cell table:style-name="Table1.F8" office:value-type="string">
            <text:p text:style-name="P40">----</text:p>
          </table:table-cell>
          <table:table-cell table:style-name="Table1.G8" office:value-type="string">
            <text:p text:style-name="P43"><text:span text:style-name="T27">NÃO REALIZA OPERAÇÃO - </text:span>CONSOME UM <text:span text:style-name="T26">TEMPO</text:span> DE <text:span text:style-name="T28">CLOCK</text:span><text:span text:style-name="T31"> </text:span><text:span text:style-name="T32">E BUSCA PRÓXIMA INSTRUÇÃO LOGO EM SEGUIDA.</text:span></text:p>
          </table:table-cell>
        </table:table-row>
        <table:table-row>
          <table:table-cell table:style-name="Table1.A9" office:value-type="string">
            <text:p text:style-name="P31">HALT</text:p>
          </table:table-cell>
          <table:table-cell table:style-name="Table1.B9" office:value-type="string">
            <text:p text:style-name="P33"><text:span text:style-name="T33">0101</text:span> 0000</text:p>
          </table:table-cell>
          <table:table-cell table:style-name="Table1.C9" office:value-type="string">
            <text:p text:style-name="P24"><text:span text:style-name="T4">5</text:span>0</text:p>
          </table:table-cell>
          <table:table-cell table:style-name="Table1.D9" office:value-type="string">
            <text:p text:style-name="P25">010<text:span text:style-name="T4">1</text:span></text:p>
          </table:table-cell>
          <table:table-cell table:style-name="Table1.E9" office:value-type="string">
            <text:p text:style-name="P27">TÉRMINO</text:p>
          </table:table-cell>
          <table:table-cell table:style-name="Table1.F9" office:value-type="string">
            <text:p text:style-name="P31">----</text:p>
          </table:table-cell>
          <table:table-cell table:style-name="Table1.G9" office:value-type="string">
            <text:p text:style-name="P44">“FINALIZA O PROGRAMA”</text:p>
          </table:table-cell>
        </table:table-row>
      </table:table>
      <text:p text:style-name="P6"/>
      <text:p text:style-name="P3"><text:span text:style-name="T13">Observação: </text:span><text:span text:style-name="T16">As variáveis X e Y serão representadas pelos valores da posição da memória, </text:span><text:span text:style-name="T17">onde </text:span><text:span text:style-name="T16">X está na posição “</text:span><text:span text:style-name="T20">0</text:span><text:span text:style-name="T21">A</text:span><text:span text:style-name="T20">h</text:span><text:span text:style-name="T16">” ou “</text:span><text:span text:style-name="T20">10d</text:span><text:span text:style-name="T16">” e Y na posição “</text:span><text:span text:style-name="T20">0</text:span><text:span text:style-name="T21">B</text:span><text:span text:style-name="T20">h</text:span><text:span text:style-name="T16">” ou “</text:span><text:span text:style-name="T20">11d</text:span><text:span text:style-name="T16">”. Exemplo de valores: X = </text:span><text:span text:style-name="T22">6</text:span><text:span text:style-name="T16"> e Y = </text:span><text:span text:style-name="T22">5</text:span><text:span text:style-name="T16">.</text:span></text:p>
      <text:p text:style-name="P7"><text:span text:style-name="T13">EXEMPLO D</text:span><text:span text:style-name="T14">O </text:span><text:span text:style-name="T13">CÓDIGO </text:span><text:span text:style-name="T15">DO MESMO PROGRAMA </text:span><text:span text:style-name="T13">EM LINGUAGEM C</text:span>:</text:p>
      <text:p text:style-name="P1"/>
      <text:p text:style-name="P2"><draw:frame text:anchor-type="paragraph" draw:z-index="0" draw:name="Shape1" draw:style-name="gr1" draw:text-style-name="P48" svg:width="12.893cm" svg:height="12.35cm" svg:x="0.217cm" svg:y="0.118cm"><draw:text-box><text:p><text:span text:style-name="T36"><text:s/></text:span><text:span text:style-name="T36">#include &lt;stdio.h&gt;</text:span></text:p><text:p><text:span text:style-name="T36"/></text:p><text:p><text:span text:style-name="T36"><text:s/></text:span><text:span text:style-name="T36">void main () {</text:span></text:p><text:p><text:span text:style-name="T36"/></text:p><text:p><text:span text:style-name="T36"><text:tab/></text:span><text:span text:style-name="T36">int X = 6; <text:s text:c="8"/></text:span></text:p><text:p><text:span text:style-name="T36"><text:tab/></text:span><text:span text:style-name="T36">int Y = 5; <text:s text:c="8"/></text:span></text:p><text:p><text:span text:style-name="T36"/></text:p><text:p><text:span text:style-name="T36"><text:tab/></text:span><text:span text:style-name="T36">Z= X + Y;</text:span></text:p><text:p><text:span text:style-name="T36"/></text:p><text:p><text:span text:style-name="T36"><text:tab/></text:span><text:span text:style-name="T36">if (X &gt; Y) </text:span></text:p><text:p><text:span text:style-name="T36"><text:tab/></text:span><text:span text:style-name="T36"> <text:s text:c="2"/></text:span><text:span text:style-name="T36">printf(“A é maior que B”)</text:span></text:p><text:p><text:span text:style-name="T36"/></text:p><text:p><text:span text:style-name="T36"><text:tab/></text:span><text:span text:style-name="T36">else if (X == Y)</text:span></text:p><text:p><text:span text:style-name="T36"><text:tab/></text:span><text:span text:style-name="T36"> <text:s text:c="3"/></text:span><text:span text:style-name="T36">printf(“A e B são iguais”)</text:span></text:p><text:p><text:span text:style-name="T36"><text:tab/></text:span></text:p><text:p><text:span text:style-name="T36"><text:tab/></text:span><text:span text:style-name="T36">else</text:span></text:p><text:p><text:span text:style-name="T36"><text:tab/></text:span><text:span text:style-name="T36"> <text:s text:c="3"/></text:span><text:span text:style-name="T36">printf(“B é maior que A”)</text:span></text:p><text:p><text:span text:style-name="T36"/></text:p><text:p><text:span text:style-name="T36"/></text:p><text:p><text:span text:style-name="T36"><text:tab/></text:span><text:span text:style-name="T36">sleep();</text:span></text:p><text:p><text:span text:style-name="T36"/></text:p><text:p><text:span text:style-name="T36"><text:tab/></text:span><text:span text:style-name="T36">exit();</text:span><text:span text:style-name="T36"><text:tab/></text:span></text:p><text:p><text:span text:style-name="T36"/></text:p><text:p><text:span text:style-name="T36"><text:s/></text:span><text:span text:style-name="T36">}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01:07:17.047344106</meta:creation-date>
    <dc:date>2017-10-26T01:00:51.675112971</dc:date>
    <meta:editing-duration>PT10H49M29S</meta:editing-duration>
    <meta:editing-cycles>79</meta:editing-cycles>
    <meta:generator>LibreOffice/5.1.6.2$Linux_X86_64 LibreOffice_project/10m0$Build-2</meta:generator>
    <meta:document-statistic meta:table-count="1" meta:image-count="0" meta:object-count="0" meta:page-count="2" meta:paragraph-count="64" meta:word-count="273" meta:character-count="1430" meta:non-whitespace-character-count="1216"/>
  </office:meta>
</office:document-meta>
</file>